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4.5438in" fo:margin-left="1.1208in" table:align="left"/>
    </style:style>
    <style:style style:name="Table1.A" style:family="table-column">
      <style:table-column-properties style:column-width="1.1924in"/>
    </style:style>
    <style:style style:name="Table1.B" style:family="table-column">
      <style:table-column-properties style:column-width="1.6576in"/>
    </style:style>
    <style:style style:name="Table1.C" style:family="table-column">
      <style:table-column-properties style:column-width="1.6938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4ddb3" officeooo:paragraph-rsid="0014ddb3"/>
    </style:style>
    <style:style style:name="P2" style:family="paragraph" style:parent-style-name="Table_20_Contents">
      <style:paragraph-properties fo:text-align="start" style:justify-single-word="false"/>
      <style:text-properties officeooo:rsid="0014ddb3" officeooo:paragraph-rsid="0014ddb3"/>
    </style:style>
    <style:style style:name="P3" style:family="paragraph" style:parent-style-name="Table_20_Contents">
      <style:paragraph-properties fo:text-align="start" style:justify-single-word="false"/>
      <style:text-properties officeooo:rsid="0014ddb3" officeooo:paragraph-rsid="0016eb3e"/>
    </style:style>
    <style:style style:name="P4" style:family="paragraph" style:parent-style-name="Table_20_Contents">
      <style:paragraph-properties fo:text-align="center" style:justify-single-word="false"/>
      <style:text-properties officeooo:rsid="00159cd4" officeooo:paragraph-rsid="00159cd4"/>
    </style:style>
    <style:style style:name="P5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4ddb3"/>
    </style:style>
    <style:style style:name="T2" style:family="text">
      <style:text-properties officeooo:rsid="0016eb3e"/>
    </style:style>
    <style:style style:name="T3" style:family="text">
      <style:text-properties officeooo:rsid="0017fe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Day interval</text:p>
          </table:table-cell>
          <table:table-cell table:style-name="Table1.A1" office:value-type="string">
            <text:p text:style-name="P1">RC treatment</text:p>
          </table:table-cell>
          <table:table-cell table:style-name="Table1.C1" office:value-type="string">
            <text:p text:style-name="P1">WD treatment</text:p>
          </table:table-cell>
        </table:table-row>
        <table:table-row>
          <table:table-cell table:style-name="Table1.A2" office:value-type="string">
            <text:p text:style-name="P5">-<text:span text:style-name="T1">1.5</text:span></text:p>
          </table:table-cell>
          <table:table-cell table:style-name="Table1.A2" office:value-type="string">
            <text:p text:style-name="P2">Metabolomics: [-<text:span text:style-name="T2">3, </text:span>0]</text:p>
            <text:p text:style-name="P2">Abundance: [-<text:span text:style-name="T2">3, </text:span>0,]</text:p>
          </table:table-cell>
          <table:table-cell table:style-name="Table1.C2" office:value-type="string">
            <text:p text:style-name="P2">Metabolomics: [-<text:span text:style-name="T2">3, </text:span>0]</text:p>
            <text:p text:style-name="P2">Abundance: [-<text:span text:style-name="T2">3, </text:span>0]</text:p>
          </table:table-cell>
        </table:table-row>
        <table:table-row>
          <table:table-cell table:style-name="Table1.A2" office:value-type="string">
            <text:p text:style-name="P4">1.5</text:p>
          </table:table-cell>
          <table:table-cell table:style-name="Table1.A2" office:value-type="string">
            <text:p text:style-name="P3">Metabolomics: [0, 3]</text:p>
            <text:p text:style-name="P3">Abundance: [0, 3]</text:p>
          </table:table-cell>
          <table:table-cell table:style-name="Table1.C2" office:value-type="string">
            <text:p text:style-name="P3">Metabolomics: [0, <text:span text:style-name="T2">7</text:span>]</text:p>
            <text:p text:style-name="P3">Abundance: [0, 3]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3">Metabolomics: [3, <text:span text:style-name="T2">5</text:span>]</text:p>
            <text:p text:style-name="P3">Abundance: [3, <text:span text:style-name="T2">5</text:span>]</text:p>
          </table:table-cell>
          <table:table-cell table:style-name="Table1.C2" office:value-type="string">
            <text:p text:style-name="P3">Metabolomics: [<text:span text:style-name="T2">0</text:span>, <text:span text:style-name="T2">7</text:span>]</text:p>
            <text:p text:style-name="P3">Abundance: [3, <text:span text:style-name="T2">5</text:span>]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3">Metabolomics: <text:span text:style-name="T2">[5, 7]</text:span></text:p>
            <text:p text:style-name="P3">Abundance: <text:span text:style-name="T2">[5, 7]</text:span></text:p>
          </table:table-cell>
          <table:table-cell table:style-name="Table1.C2" office:value-type="string">
            <text:p text:style-name="P3">Metabolomics: <text:span text:style-name="T2">[0, 7]</text:span></text:p>
            <text:p text:style-name="P3">Abundance: <text:span text:style-name="T2">[5, 7]</text:span></text:p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3">Metabolomics: <text:span text:style-name="T2">[7, 11]</text:span></text:p>
            <text:p text:style-name="P2">Abundance: <text:span text:style-name="T2">[8, 11]</text:span></text:p>
          </table:table-cell>
          <table:table-cell table:style-name="Table1.C2" office:value-type="string">
            <text:p text:style-name="P3">Metabolomics: <text:span text:style-name="T2">[7, 11]</text:span></text:p>
            <text:p text:style-name="P3">Abundance: <text:span text:style-name="T2">[8, 11]</text:span></text:p>
          </table:table-cell>
        </table:table-row>
        <table:table-row>
          <table:table-cell table:style-name="Table1.A2" office:value-type="string">
            <text:p text:style-name="P4">12.5</text:p>
          </table:table-cell>
          <table:table-cell table:style-name="Table1.A2" office:value-type="string">
            <text:p text:style-name="P3">Metabolomics: <text:span text:style-name="T2">[11, 1</text:span><text:span text:style-name="T3">4</text:span><text:span text:style-name="T2">]</text:span></text:p>
            <text:p text:style-name="P2">Abundance: <text:span text:style-name="T2">[11, 13]</text:span></text:p>
          </table:table-cell>
          <table:table-cell table:style-name="Table1.C2" office:value-type="string">
            <text:p text:style-name="P3">Metabolomics: <text:span text:style-name="T2">[11, 1</text:span><text:span text:style-name="T3">4</text:span><text:span text:style-name="T2">]</text:span></text:p>
            <text:p text:style-name="P3">Abundance: <text:span text:style-name="T2">[11, 13]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20:14:56.782146561</meta:creation-date>
    <dc:date>2024-11-23T20:36:04.315942805</dc:date>
    <meta:editing-duration>PT21M5S</meta:editing-duration>
    <meta:editing-cycles>5</meta:editing-cycles>
    <meta:generator>LibreOffice/24.2.0.3$MacOSX_X86_64 LibreOffice_project/da48488a73ddd66ea24cf16bbc4f7b9c08e9bea1</meta:generator>
    <meta:document-statistic meta:table-count="1" meta:image-count="0" meta:object-count="0" meta:page-count="1" meta:paragraph-count="33" meta:word-count="84" meta:character-count="511" meta:non-whitespace-character-count="460"/>
  </office:meta>
</office:document-meta>
</file>